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onsolas1" svg:font-family="Consolas"/>
    <style:font-face style:name="Roboto" svg:font-family="Roboto"/>
    <style:font-face style:name="Consolas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outline1">
      <style:graphic-properties draw:textarea-vertical-align="middle" fo:min-height="0cm"/>
    </style:style>
    <style:style style:name="pr5" style:family="presentation" style:parent-style-name="Normal_20_slide-notes">
      <style:graphic-properties draw:fill-color="#ffffff" draw:auto-grow-height="true" fo:min-height="13.364cm"/>
    </style:style>
    <style:style style:name="pr6" style:family="presentation" style:parent-style-name="Normal_20_slide-title">
      <style:graphic-properties draw:auto-grow-height="true" fo:min-height="3.127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38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9" style:family="paragraph">
      <style:text-properties fo:color="#ffffff" fo:font-size="32pt" style:font-size-asian="32pt" style:font-size-complex="32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07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76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17" style:family="paragraph">
      <style:paragraph-properties fo:margin-left="0cm" fo:margin-right="0cm" fo:margin-top="0.071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19" style:family="paragraph">
      <style:paragraph-properties fo:margin-left="0cm" fo:margin-right="0cm" fo:margin-top="0.176cm" fo:margin-bottom="0.071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20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text-line-through-style="none" style:text-line-through-type="none" style:text-position="0% 100%" fo:font-size="32pt" fo:letter-spacing="normal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Roboto" fo:font-size="32pt" fo:letter-spacing="normal" fo:font-style="normal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normal" style:text-underline-style="none" fo:font-weight="bold" style:font-name-asian="Consolas1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Shared Preference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Shared Preferences</text:p>
              </text:list-item>
              <text:list-item>
                <text:p>Listening to change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is Shared Preferences?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Read and write small amounts of primitive data as key/value pairs to a file on the device storage</text:p>
              </text:list-item>
              <text:list-item>
                <text:p>SharedPreference class provides APIs for reading, writing, and managing this data</text:p>
              </text:list-item>
              <text:list-item>
                <text:p>Save data in onPause()</text:p>
              </text:list-item>
              <text:list-item>
                <text:p>restore in onCreate()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hared Preferences vs. Saved Instance State</text:span></text:p>
          </draw:text-box>
        </draw:frame>
        <draw:frame presentation:style-name="pr4" draw:layer="layout" svg:width="12.792cm" svg:height="15.801cm" svg:x="0.601cm" svg:y="1.001cm" presentation:class="outline" presentation:user-transformed="true">
          <draw:text-box>
            <text:list text:style-name="L2">
              <text:list-item>
                <text:p><text:span text:style-name="T3">Persist data across user sessions, even if app is killed and restarted, or device is rebooted</text:span></text:p>
              </text:list-item>
              <text:list-item>
                <text:p><text:span text:style-name="T3">Data that should be remembered across sessions, such as a user's preferred settings or their game score</text:span></text:p>
              </text:list-item>
              <text:list-item>
                <text:p><text:span text:style-name="T3">Common use is to store user preferences</text:span></text:p>
              </text:list-item>
            </text:list>
          </draw:text-box>
        </draw:frame>
        <draw:frame presentation:style-name="pr4" draw:layer="layout" svg:width="11.368cm" svg:height="15.801cm" svg:x="13.724cm" svg:y="1.079cm" presentation:class="outline" presentation:user-transformed="true">
          <draw:text-box>
            <text:list text:style-name="L2">
              <text:list-item>
                <text:p><text:span text:style-name="T3">Preserves state data across activity instances in same user session</text:span></text:p>
              </text:list-item>
              <text:list-item>
                <text:p><text:span text:style-name="T3">Data that should not be remembered across sessions, such as the currently selected tab or current state of activity.</text:span></text:p>
              </text:list-item>
              <text:list-item>
                <text:p><text:span text:style-name="T3">Common use is to recreate state after the device has been rotated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Shared Preferenc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4">Need only one Shared Preferences file per app </text:span></text:p>
              </text:list-item>
              <text:list-item>
                <text:p text:style-name="P6"><text:span text:style-name="T4">Name it with package name of your app—unique and easy to associate with app</text:span></text:p>
              </text:list-item>
              <text:list-item>
                <text:p text:style-name="P6"><text:span text:style-name="T4">MODE argument for getSharedPreferences() is for backwards compatibility—use only MODE_PRIVATE to be secure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getSharedPreferences()</text:span></text:p>
          </draw:text-box>
        </draw:frame>
        <draw:frame draw:name="Google Shape;131;p21" draw:style-name="gr3" draw:text-style-name="P8" draw:layer="layout" svg:width="23.987cm" svg:height="9.489cm" svg:x="0.867cm" svg:y="2.958cm">
          <draw:text-box>
            <text:p text:style-name="P6"><text:span text:style-name="T5"/></text:p>
            <text:p text:style-name="P7"><text:span text:style-name="T5">private String sharedPrefFile =</text:span><text:span text:style-name="T5"><text:line-break/></text:span><text:span text:style-name="T5"> <text:s text:c="3"/>"com.example.android.hellosharedprefs";</text:span></text:p>
            <text:p text:style-name="P7"><text:span text:style-name="T5">mPreferences =</text:span><text:span text:style-name="T5"><text:line-break/></text:span><text:span text:style-name="T5"> <text:s text:c="3"/>getSharedPreferences(sharedPrefFile,</text:span><text:span text:style-name="T5"><text:line-break/></text:span><text:span text:style-name="T5"> <text:s text:c="24"/>MODE_PRIVATE);</text:span>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aving Shared Preferences</text:span></text:p>
          </draw:text-box>
        </draw:frame>
        <draw:frame presentation:style-name="pr4" draw:text-style-name="P9" draw:layer="layout" svg:width="25.199cm" svg:height="15.801cm" svg:x="0.601cm" svg:y="1.049cm" presentation:class="outline" presentation:user-transformed="true">
          <draw:text-box>
            <text:list text:style-name="L2">
              <text:list-item>
                <text:p text:style-name="P6"><text:span text:style-name="T6"><text:a xlink:href="https://developer.android.com/reference/android/content/SharedPreferences.Editor.html" xlink:type="simple">SharedPreferences.Editor</text:a></text:span><text:span text:style-name="T7"><text:s/>interface</text:span></text:p>
              </text:list-item>
              <text:list-item>
                <text:p text:style-name="P6"><text:span text:style-name="T7">Takes care of all file operations</text:span></text:p>
              </text:list-item>
              <text:list-item>
                <text:p text:style-name="P6"><text:span text:style-name="T7">put methods overwrite if key exists</text:span></text:p>
              </text:list-item>
              <text:list-item>
                <text:p text:style-name="P6"><text:span text:style-name="T7">apply() saves asynchronously and safely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6" draw:text-style-name="P10" draw:layer="layout" svg:width="11.494cm" svg:height="3.127cm" draw:transform="rotate (0.139626340159546) translate (16.2cm 18.45cm)" presentation:class="title" presentation:user-transformed="true">
          <draw:text-box>
            <text:p><text:span text:style-name="T8">SharedPreferences.Editor</text:span></text:p>
          </draw:text-box>
        </draw:frame>
        <draw:frame draw:name="Google Shape;145;p23" draw:style-name="gr3" draw:text-style-name="P8" draw:layer="layout" svg:width="23.987cm" svg:height="9.489cm" svg:x="0.867cm" svg:y="3.17cm">
          <draw:text-box>
            <text:p text:style-name="P11"><text:span text:style-name="T9">@Override</text:span></text:p>
            <text:p text:style-name="P11"><text:span text:style-name="T9">protected void onPause() {</text:span></text:p>
            <text:p text:style-name="P11"><text:span text:style-name="T9"><text:s text:c="3"/></text:span><text:span text:style-name="T9">super.onPause();</text:span></text:p>
            <text:p text:style-name="P11"><text:span text:style-name="T9"><text:s text:c="3"/></text:span><text:span text:style-name="T9">SharedPreferences.Editor preferencesEditor = <text:s text:c="4"/></text:span></text:p>
            <text:p text:style-name="P11"><text:span text:style-name="T9"><text:s text:c="7"/></text:span><text:span text:style-name="T9">mPreferences.edit();</text:span></text:p>
            <text:p text:style-name="P11"><text:span text:style-name="T9"><text:s text:c="3"/></text:span><text:span text:style-name="T9">preferencesEditor.putInt("count", mCount);</text:span></text:p>
            <text:p text:style-name="P11"><text:span text:style-name="T9"><text:s text:c="3"/></text:span><text:span text:style-name="T9">preferencesEditor.putInt("color", mCurrentColor);</text:span></text:p>
            <text:p text:style-name="P11"><text:span text:style-name="T9"><text:s text:c="3"/></text:span><text:span text:style-name="T9">preferencesEditor.apply();</text:span></text:p>
            <text:p text:style-name="P11"><text:span text:style-name="T9">}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storing Shared Preferences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10">Restore in onCreate() in Activity</text:span></text:p>
              </text:list-item>
              <text:list-item>
                <text:p text:style-name="P6"><text:span text:style-name="T10">Get methods take two arguments—the key, and the default value if the key cannot be found</text:span></text:p>
              </text:list-item>
              <text:list-item>
                <text:p text:style-name="P6"><text:span text:style-name="T10">Use default argument so you do not have to test whether the preference exists in the fil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Getting data in onCreate()</text:span></text:p>
          </draw:text-box>
        </draw:frame>
        <draw:frame draw:name="Google Shape;159;p25" draw:style-name="gr3" draw:text-style-name="P8" draw:layer="layout" svg:width="23.987cm" svg:height="9.742cm" svg:x="0.906cm" svg:y="3.958cm">
          <draw:text-box>
            <text:p text:style-name="P12"><text:span text:style-name="T9">mPreferences = getSharedPreferences(sharedPrefFile, MODE_PRIVATE);</text:span></text:p>
            <text:p text:style-name="P13"><text:span text:style-name="T9">if (mPreferences != null) {</text:span></text:p>
            <text:p text:style-name="P14"><text:span text:style-name="T9"><text:s text:c="4"/></text:span><text:span text:style-name="T9">mCount = mPreferences.getInt("count", 1);</text:span></text:p>
            <text:p text:style-name="P12"><text:span text:style-name="T9"><text:s text:c="4"/></text:span><text:span text:style-name="T9">mShowCount.setText(String.format("%s", mCount));</text:span></text:p>
            <text:p text:style-name="P12"><text:span text:style-name="T9"/></text:p>
            <text:p text:style-name="P12"><text:span text:style-name="T9"><text:s text:c="4"/></text:span><text:span text:style-name="T9">mCurrentColor = mPreferences.getInt("color", mCurrentColor);</text:span></text:p>
            <text:p text:style-name="P12"><text:span text:style-name="T9"><text:s text:c="4"/></text:span><text:span text:style-name="T9">mShowCount.setBackgroundColor(mCurrentColor);</text:span></text:p>
            <text:p text:style-name="P12"><text:span text:style-name="T9"/></text:p>
            <text:p text:style-name="P12"><text:span text:style-name="T9"><text:s text:c="4"/></text:span><text:span text:style-name="T9">mNewText = mPreferences.getString("text", "");</text:span></text:p>
            <text:p text:style-name="P12"><text:span text:style-name="T9">} else { … }</text:span></text:p>
            <text:p text:style-name="P15"><text:span text:style-name="T9"/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learing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10">Call clear() on the SharedPreferences.Editor and apply changes</text:span></text:p>
                <text:p text:style-name="P6"><text:span text:style-name="T10"/></text:p>
              </text:list-item>
              <text:list-item>
                <text:p text:style-name="P6"><text:span text:style-name="T10">You can combine calls to put and clear. However, when you apply(), <text:s/>clear() is always done first, regardless of order!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lear()</text:span></text:p>
          </draw:text-box>
        </draw:frame>
        <draw:frame draw:name="Google Shape;173;p27" draw:style-name="gr3" draw:text-style-name="P8" draw:layer="layout" svg:width="23.987cm" svg:height="9.489cm" svg:x="0.867cm" svg:y="2.958cm">
          <draw:text-box>
            <text:p text:style-name="P13"><text:span text:style-name="T9"/></text:p>
            <text:p text:style-name="P13"><text:span text:style-name="T9"/></text:p>
            <text:p text:style-name="P13"><text:span text:style-name="T5">SharedPreferences.Editor preferencesEditor =</text:span><text:span text:style-name="T5"><text:line-break/></text:span><text:span text:style-name="T5"> <text:s text:c="13"/>mPreferences.edit();</text:span></text:p>
            <text:p text:style-name="P13"><text:span text:style-name="T5">preferencesEditor.clear();</text:span></text:p>
            <text:p text:style-name="P15"><text:span text:style-name="T5">preferencesEditor.apply();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irst_20_slide" presentation:presentation-page-layout-name="AL1T1" presentation:use-date-time-name="dtd1" xml:id="id13" draw:id="id13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Listening to Change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storing Shared Preferences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10">Restore in onCreate() in Activity</text:span></text:p>
              </text:list-item>
              <text:list-item>
                <text:p text:style-name="P6"><text:span text:style-name="T10">Get methods take two arguments—the key, and the default value if the key cannot be found</text:span></text:p>
              </text:list-item>
              <text:list-item>
                <text:p text:style-name="P6"><text:span text:style-name="T10">Use default argument so you do not have to test whether the preference exists in the file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stening to Changes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7">Implement interface</text:span><text:span text:style-name="T11"> </text:span><text:span text:style-name="T6"><text:a xlink:href="https://developer.android.com/reference/android/content/SharedPreferences.OnSharedPreferenceChangeListener.html" xlink:type="simple">SharedPreference.OnSharedPreferenceChangeListener</text:a></text:span><text:span text:style-name="T11"><text:s/></text:span></text:p>
              </text:list-item>
              <text:list-item>
                <text:p text:style-name="P6"><text:span text:style-name="T7">Register listener with</text:span><text:span text:style-name="T11"> </text:span><text:span text:style-name="T6"><text:a xlink:href="https://developer.android.com/reference/android/content/SharedPreferences.html#registerOnSharedPreferenceChangeListener(android.content.SharedPreferences.OnSharedPreferenceChangeListener)" xlink:type="simple">registerOnSharedPreferenceChangeListener()</text:a></text:span></text:p>
              </text:list-item>
              <text:list-item>
                <text:p text:style-name="P6"><text:span text:style-name="T7">Register and unregister listener in</text:span><text:span text:style-name="T11"> </text:span><text:span text:style-name="T6"><text:a xlink:href="https://developer.android.com/reference/android/app/Activity.html#onResume()" xlink:type="simple">onResume()</text:a></text:span><text:span text:style-name="T11"><text:s/></text:span><text:span text:style-name="T7">and</text:span><text:span text:style-name="T11"> </text:span><text:span text:style-name="T6"><text:a xlink:href="https://developer.android.com/reference/android/app/Activity.html#onPause()" xlink:type="simple">onPause()</text:a></text:span><text:span text:style-name="T11"><text:s/></text:span></text:p>
              </text:list-item>
              <text:list-item>
                <text:p text:style-name="P6"><text:span text:style-name="T7">Implement on onSharedPreferenceChanged() callback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terface and callback</text:span></text:p>
          </draw:text-box>
        </draw:frame>
        <draw:frame draw:name="Google Shape;194;p30" draw:style-name="gr3" draw:text-style-name="P8" draw:layer="layout" svg:width="23.987cm" svg:height="9.489cm" svg:x="0.867cm" svg:y="2.958cm">
          <draw:text-box>
            <text:p text:style-name="P12"><text:span text:style-name="T9">public class SettingsActivity extends AppCompatActivity</text:span></text:p>
            <text:p text:style-name="P12"><text:span text:style-name="T9"><text:s text:c="4"/></text:span><text:span text:style-name="T12">implements OnSharedPreferenceChangeListener</text:span><text:span text:style-name="T9"> { ...</text:span></text:p>
            <text:p text:style-name="P12"><text:span text:style-name="T9"><text:s text:c="4"/></text:span></text:p>
            <text:p text:style-name="P12"><text:span text:style-name="T9"><text:s text:c="4"/></text:span><text:span text:style-name="T12">public void onSharedPreferenceChanged</text:span><text:span text:style-name="T9">(</text:span></text:p>
            <text:p text:style-name="P12"><text:span text:style-name="T9"><text:s text:c="8"/></text:span><text:span text:style-name="T9">SharedPreferences sharedPreferences, String key) {</text:span></text:p>
            <text:p text:style-name="P12"><text:span text:style-name="T9"><text:s text:c="8"/></text:span><text:span text:style-name="T9">if (key.equals(MY_KEY)) {</text:span></text:p>
            <text:p text:style-name="P12"><text:span text:style-name="T9"><text:s text:c="12"/></text:span><text:span text:style-name="T9">// Do something</text:span></text:p>
            <text:p text:style-name="P12"><text:span text:style-name="T9"><text:s text:c="8"/></text:span><text:span text:style-name="T9">}</text:span></text:p>
            <text:p text:style-name="P12"><text:span text:style-name="T9"><text:s text:c="4"/></text:span><text:span text:style-name="T9">}</text:span></text:p>
            <text:p text:style-name="P12"><text:span text:style-name="T9">}</text:span></text:p>
            <text:p text:style-name="P15"><text:span text:style-name="T9"/>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and registering listener</text:span></text:p>
          </draw:text-box>
        </draw:frame>
        <draw:frame draw:name="Google Shape;201;p31" draw:style-name="gr4" draw:text-style-name="P8" draw:layer="layout" svg:width="23.987cm" svg:height="9.489cm" svg:x="0.867cm" svg:y="2.958cm" presentation:class="outline" presentation:user-transformed="true">
          <draw:text-box>
            <text:p text:style-name="P16"><text:span text:style-name="T13"/></text:p>
            <text:p text:style-name="P17"><text:span text:style-name="T9">SharedPreferences.OnSharedPreferenceChangeListener listener =</text:span></text:p>
            <text:p text:style-name="P18"><text:span text:style-name="T9"><text:s text:c="4"/></text:span><text:span text:style-name="T9">new SharedPreferences.OnSharedPreferenceChangeListener() {</text:span></text:p>
            <text:p text:style-name="P18"><text:span text:style-name="T9"><text:s text:c="2"/></text:span><text:span text:style-name="T9">public void onSharedPreferenceChanged(</text:span></text:p>
            <text:p text:style-name="P18"><text:span text:style-name="T9"><text:s text:c="5"/></text:span><text:span text:style-name="T9">SharedPreferences prefs, String key) {</text:span></text:p>
            <text:p text:style-name="P18"><text:span text:style-name="T9"><text:s text:c="8"/></text:span><text:span text:style-name="T9">// Implement listener here</text:span></text:p>
            <text:p text:style-name="P18"><text:span text:style-name="T9"><text:s text:c="2"/></text:span><text:span text:style-name="T9">}</text:span></text:p>
            <text:p text:style-name="P18"><text:span text:style-name="T9">};</text:span></text:p>
            <text:p text:style-name="P18"><text:span text:style-name="T9">prefs.registerOnSharedPreferenceChangeListener(listener);</text:span></text:p>
            <text:p text:style-name="P19"><text:span text:style-name="T13"/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You need a STRONG reference to the listener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10">When registering the listener the preference manager does not store a strong reference to the listener</text:span></text:p>
              </text:list-item>
              <text:list-item>
                <text:p text:style-name="P6"><text:span text:style-name="T10">You must store a strong reference to the listener, or it will be susceptible to garbage collection</text:span></text:p>
              </text:list-item>
              <text:list-item>
                <text:p text:style-name="P6"><text:span text:style-name="T10">Keep a reference to the listener in the instance data of an object that will exist as long as you need the listener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earn more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0"><text:span text:style-name="T6"><text:a xlink:href="https://developer.android.com/training/basics/data-storage/index.html" xlink:type="simple">Saving Data</text:a></text:span></text:p>
              </text:list-item>
              <text:list-item>
                <text:p text:style-name="P20"><text:span text:style-name="T6"><text:a xlink:href="https://developer.android.com/guide/topics/data/data-storage.html" xlink:type="simple">Storage Options</text:a></text:span><text:span text:style-name="T11"><text:s/></text:span></text:p>
              </text:list-item>
              <text:list-item>
                <text:p text:style-name="P20"><text:span text:style-name="T6"><text:a xlink:href="https://developer.android.com/training/basics/data-storage/shared-preferences.html" xlink:type="simple">Saving Key-Value Sets</text:a></text:span></text:p>
              </text:list-item>
              <text:list-item>
                <text:p text:style-name="P20"><text:span text:style-name="T6"><text:a xlink:href="https://developer.android.com/reference/android/content/SharedPreferences.html" xlink:type="simple">SharedPreferences</text:a></text:span></text:p>
              </text:list-item>
              <text:list-item>
                <text:p text:style-name="P20"><text:span text:style-name="T6"><text:a xlink:href="https://developer.android.com/reference/android/content/SharedPreferences.Editor.html" xlink:type="simple">SharedPreferences.Editor</text:a></text:span></text:p>
                <text:p text:style-name="P20"><text:span text:style-name="T7">Stackoverflow</text:span></text:p>
              </text:list-item>
              <text:list-item>
                <text:p text:style-name="P20"><text:span text:style-name="T6"><text:a xlink:href="http://stackoverflow.com/questions/3624280/how-to-use-sharedpreferences-in-android-to-store-fetch-and-edit-values" xlink:type="simple">How to use SharedPreferences in Android to store, fetch and edit values</text:a></text:span></text:p>
              </text:list-item>
              <text:list-item>
                <text:p text:style-name="P6"><text:span text:style-name="T6"><text:a xlink:href="http://stackoverflow.com/questions/5901482/onsavedinstancestate-vs-sharedpreferences" xlink:type="simple">onSavedInstanceState vs. SharedPreferences</text:a>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onsolas1" svg:font-family="Consolas"/>
    <style:font-face style:name="Roboto" svg:font-family="Roboto"/>
    <style:font-face style:name="Consolas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19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6H25M16S</meta:editing-duration>
    <meta:editing-cycles>32</meta:editing-cycles>
    <meta:generator>LibreOffice/6.3.1.2$Windows_X86_64 LibreOffice_project/b79626edf0065ac373bd1df5c28bd630b4424273</meta:generator>
    <dc:date>2019-10-20T10:49:05.341000000</dc:date>
    <meta:document-statistic meta:object-count="119"/>
  </office:meta>
</office:document-meta>
</file>